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12db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学而时习之，不亦说乎。</text:p>
      <text:p text:style-name="Standard"/>
      <text:p text:style-name="Standard">有朋自远方来，不亦乐乎。</text:p>
      <text:p text:style-name="Standard"/>
      <text:p text:style-name="Standard">人不知而不愠，不亦君子乎。</text:p>
      <text:p text:style-name="Standard"/>
      <text:p text:style-name="Standard">查看了一下我上个学期结束的时候，亲自跟老师商定写下的<text:span text:style-name="T1">Student Progress Form,瞬间觉得我可以明天去学生处和教务处报道了。办理完退学的手续，离开，回国，找一份工作，终老于邵阳市。</text:span></text:p>
      <text:p text:style-name="Standard"/>
      <text:p text:style-name="Standard">不是玻璃心<text:span text:style-name="T1">，而是我这个人太废，根本对不起老师的栽培。越来越能理解诸葛亮和姜维看到蜀国未来的情形了。“此间乐，不思蜀矣。”科研机构岂是我等屌丝娇生惯养，贪图享乐的地方？</text:span></text:p>
      <text:p text:style-name="Standard"/>
      <text:p text:style-name="Standard">中国有一党专政<text:span text:style-name="T1">，那又有什么办法呢？谁叫你一点用处也没有，那是自然而然地浪费老师的科研经费。可悲，可耻。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8:46:58.232542366</meta:creation-date>
    <dc:date>2014-05-13T18:52:57.105264762</dc:date>
    <meta:editing-duration>P0D</meta:editing-duration>
    <meta:editing-cycles>1</meta:editing-cycles>
    <meta:document-statistic meta:table-count="0" meta:image-count="0" meta:object-count="0" meta:page-count="1" meta:paragraph-count="6" meta:word-count="248" meta:character-count="267" meta:non-whitespace-character-count="265"/>
    <meta:generator>LibreOffice/4.1.6.2$Linux_X86_64 LibreOffice_project/410m0$Build-2</meta:generator>
  </office:meta>
</office:document-meta>
</file>